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1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1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 style:master-page-name="HTML">
      <style:paragraph-properties fo:margin-top="0cm" fo:margin-bottom="0cm" loext:contextual-spacing="false" style:page-number="auto"/>
      <style:text-properties style:font-name="Times New Roman1" fo:font-size="12pt" fo:font-weight="bold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style:font-name="Times New Roman1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loext:contextual-spacing="false"/>
      <style:text-properties style:font-name="Times New Roman1" fo:font-size="12pt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style:font-name="Times New Roman1" fo:font-size="12pt" officeooo:rsid="001ab8f7" officeooo:paragraph-rsid="001ab8f7" style:font-size-asian="12pt" style:font-size-complex="12pt"/>
    </style:style>
    <style:style style:name="T1" style:family="text">
      <style:text-properties officeooo:rsid="00193d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</text:p>
      <text:p text:style-name="P4"><text:bookmark text:name="bjia7"/><text:bookmark text:name="bjia8"/><text:bookmark text:name="bjia9"/>Mein Freund der Bär</text:p>
      <text:p text:style-name="P4"/>
      <text:p text:style-name="P2"><text:bookmark text:name="bjia10"/><text:bookmark text:name="bjia11"/>Beschreibung</text:p>
      <text:p text:style-name="P1">Der Schamane Tellborn hat aus Versehen seinen Freund Fulco in einen Bären verwandelt. Besorge ihm die Zutaten für seinen Zaubertrank, damit er Fulco wieder in einen Menschen zurückverwandeln kann.</text:p>
      <text:p text:style-name="P1"><text:bookmark text:name="bjia13"/><text:bookmark text:name="bjia14"/></text:p>
      <text:p text:style-name="P2"><text:bookmark text:name="bjia15"/><text:bookmark text:name="bjia16"/>Typ</text:p>
      <text:list xml:id="list2201130716993870840" text:style-name="L1">
        <text:list-item>
          <text:p text:style-name="P6">Sekundär</text:p>
        </text:list-item>
      </text:list>
      <text:p text:style-name="P1"/>
      <text:p text:style-name="P2"><text:bookmark text:name="bjia18"/><text:bookmark text:name="x9n43"/>Auftraggeber</text:p>
      <text:p text:style-name="P1">Tellborn</text:p>
      <text:p text:style-name="P2"><text:bookmark text:name="bjia182"/><text:bookmark text:name="v1ic0"/><text:bookmark text:name="v1ic1"/></text:p>
      <text:p text:style-name="P2"><text:bookmark text:name="bjia183"/><text:bookmark text:name="v1ic2"/>Verlauf</text:p>
      <text:p text:style-name="P1"><text:bookmark text:name="x9n44"/><text:placeholder text:placeholder-type="text" text:description="Falls nötig eine sehr kurze Beschreibung des Auftragverlaufs. Ansonsten steht hier ein Bindestrich.">&lt;Verlauf&gt;</text:placeholder></text:p>
      <text:p text:style-name="P1"><text:bookmark text:name="bjia185"/><text:bookmark text:name="bjia19"/></text:p>
      <text:p text:style-name="P2"><text:bookmark text:name="bjia20"/><text:bookmark text:name="bjia21"/>Ziele</text:p>
      <text:list xml:id="list5007470892983519373" text:style-name="L2">
        <text:list-item>
          <text:p text:style-name="P7"><text:bookmark text:name="q_5s0"/>Suche nach <text:span text:style-name="T1">Dämonenasche.</text:span></text:p>
        </text:list-item>
        <text:list-item>
          <text:p text:style-name="P7"><text:bookmark text:name="p0.f0"/>Suche nach <text:span text:style-name="T1">Engelslocken.</text:span></text:p>
        </text:list-item>
        <text:list-item>
          <text:p text:style-name="P8">Suche nach Schamanenkraut.</text:p>
        </text:list-item>
      </text:list>
      <text:p text:style-name="P1"/>
      <text:p text:style-name="P3">Belohnungen</text:p>
      <text:p text:style-name="P4">2000 Erfahrungspunkte</text:p>
      <text:p text:style-name="P4">1200 Goldmünzen</text:p>
      <text:p text:style-name="P4">4 Spruchrollen der Geborgenheit</text:p>
      <text:p text:style-name="P4">1 Tellborns Geisterru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imes New Roman" svg:font-family="'Times New Roman'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1" style:font-size-asian="12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/>
      <style:text-properties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>
      <style:text-properties fo:font-size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loext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09-06-22T04:48:05</meta:creation-date>
    <dc:language>en-US</dc:language>
    <meta:editing-cycles>11</meta:editing-cycles>
    <meta:editing-duration>PT9M13S</meta:editing-duration>
    <meta:initial-creator>Tamino Dauth</meta:initial-creator>
    <dc:date>2015-07-12T17:54:08.575000000</dc:date>
    <meta:document-statistic meta:table-count="0" meta:image-count="0" meta:object-count="0" meta:page-count="1" meta:paragraph-count="19" meta:word-count="67" meta:character-count="462" meta:non-whitespace-character-count="418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